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A listing of Cleveland restaurants for the ClevelandGrub app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Areas</text:p>
          </table:table-cell>
          <table:table-cell table:number-columns-repeated="9"/>
        </table:table-row>
        <table:table-row table:style-name="ro2">
          <table:table-cell office:value-type="string">
            <text:p>Coventry</text:p>
          </table:table-cell>
          <table:table-cell table:number-columns-repeated="9"/>
        </table:table-row>
        <table:table-row table:style-name="ro2">
          <table:table-cell office:value-type="string">
            <text:p>Cedar-Lee</text:p>
          </table:table-cell>
          <table:table-cell table:number-columns-repeated="9"/>
        </table:table-row>
        <table:table-row table:style-name="ro4">
          <table:table-cell office:value-type="string">
            <text:p>Cedar-Fairmount</text:p>
          </table:table-cell>
          <table:table-cell table:number-columns-repeated="9"/>
        </table:table-row>
        <table:table-row table:style-name="ro2">
          <table:table-cell office:value-type="string">
            <text:p>University Circle / Little Italy</text:p>
          </table:table-cell>
          <table:table-cell table:number-columns-repeated="9"/>
        </table:table-row>
        <table:table-row table:style-name="ro4">
          <table:table-cell table:style-name="ce3" office:value-type="string">
            <text:p>Downtown</text:p>
          </table:table-cell>
          <table:table-cell office:value-type="string">
            <text:p>Note: includes everything from CSU-area on the east to the Cuyahoga river on the west</text:p>
          </table:table-cell>
          <table:table-cell table:number-columns-repeated="8"/>
        </table:table-row>
        <table:table-row table:style-name="ro2">
          <table:table-cell office:value-type="string">
            <text:p>Ohio City</text:p>
          </table:table-cell>
          <table:table-cell table:number-columns-repeated="9"/>
        </table:table-row>
        <table:table-row table:style-name="ro4">
          <table:table-cell office:value-type="string">
            <text:p>Tremont</text:p>
          </table:table-cell>
          <table:table-cell table:number-columns-repeated="9"/>
        </table:table-row>
        <table:table-row table:style-name="ro2">
          <table:table-cell office:value-type="string">
            <text:p>Gordon Square</text:p>
          </table:table-cell>
          <table:table-cell table:number-columns-repeated="9"/>
        </table:table-row>
        <table:table-row table:style-name="ro2">
          <table:table-cell office:value-type="string">
            <text:p>Lakewood</text:p>
          </table:table-cell>
          <table:table-cell table:number-columns-repeated="9"/>
        </table:table-row>
        <table:table-row table:style-name="ro4">
          <table:table-cell office:value-type="string">
            <text:p>Shaker Square / Larchmere</text:p>
          </table:table-cell>
          <table:table-cell table:number-columns-repeated="9"/>
        </table:table-row>
        <table:table-row table:style-name="ro4">
          <table:table-cell office:value-type="string">
            <text:p>AsiaTown</text:p>
          </table:table-cell>
          <table:table-cell table:number-columns-repeated="9"/>
        </table:table-row>
        <table:table-row table:style-name="ro4">
          <table:table-cell office:value-type="string">
            <text:p>Kamm's Corners</text:p>
          </table:table-cell>
          <table:table-cell table:number-columns-repeated="9"/>
        </table:table-row>
        <table:table-row table:style-name="ro4">
          <table:table-cell office:value-type="string">
            <text:p>North Collinwood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Neighborhoo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Review</text:p>
          </table:table-cell>
          <table:table-cell table:style-name="ce2" office:value-type="string">
            <text:p>Website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Menu (?) / Link to menu</text:p>
          </table:table-cell>
        </table:table-row>
        <table:table-row table:style-name="ro2">
          <table:table-cell office:value-type="string">
            <text:p>Tommy's</text:p>
          </table:table-cell>
          <table:table-cell/>
          <table:table-cell office:value-type="string">
            <text:p>Coventry</text:p>
          </table:table-cell>
          <table:table-cell office:value-type="string">
            <text:p>Vegetarian-friendly</text:p>
          </table:table-cell>
          <table:table-cell table:number-columns-repeated="6"/>
        </table:table-row>
        <table:table-row table:style-name="ro2">
          <table:table-cell office:value-type="string">
            <text:p>Phoenix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Coffee</text:p>
          </table:table-cell>
          <table:table-cell table:number-columns-repeated="6"/>
        </table:table-row>
        <table:table-row table:style-name="ro4">
          <table:table-cell office:value-type="string">
            <text:p>Grum's Sub Shoppe</text:p>
          </table:table-cell>
          <table:table-cell/>
          <table:table-cell office:value-type="string">
            <text:p>Coventry</text:p>
          </table:table-cell>
          <table:table-cell office:value-type="string">
            <text:p>Sandwich/Sub</text:p>
          </table:table-cell>
          <table:table-cell table:number-columns-repeated="6"/>
        </table:table-row>
        <table:table-row table:style-name="ro4">
          <table:table-cell office:value-type="string">
            <text:p>High Thai'd Cafe</text:p>
          </table:table-cell>
          <table:table-cell/>
          <table:table-cell office:value-type="string">
            <text:p>Coventry</text:p>
          </table:table-cell>
          <table:table-cell office:value-type="string">
            <text:p>Thai</text:p>
          </table:table-cell>
          <table:table-cell table:number-columns-repeated="6"/>
        </table:table-row>
        <table:table-row table:style-name="ro4">
          <table:table-cell office:value-type="string">
            <text:p>Hunan Coventry</text:p>
          </table:table-cell>
          <table:table-cell/>
          <table:table-cell office:value-type="string">
            <text:p>Coventry</text:p>
          </table:table-cell>
          <table:table-cell office:value-type="string">
            <text:p>Chinese</text:p>
          </table:table-cell>
          <table:table-cell table:number-columns-repeated="6"/>
        </table:table-row>
        <table:table-row table:style-name="ro3">
          <table:table-cell office:value-type="string">
            <text:p>Inn on Coventry</text:p>
          </table:table-cell>
          <table:table-cell/>
          <table:table-cell office:value-type="string">
            <text:p>Coventry</text:p>
          </table:table-cell>
          <table:table-cell office:value-type="string">
            <text:p>Brunch</text:p>
          </table:table-cell>
          <table:table-cell table:number-columns-repeated="6"/>
        </table:table-row>
        <table:table-row table:style-name="ro3">
          <table:table-cell office:value-type="string">
            <text:p>Pacific East</text:p>
          </table:table-cell>
          <table:table-cell/>
          <table:table-cell office:value-type="string">
            <text:p>Coventry</text:p>
          </table:table-cell>
          <table:table-cell office:value-type="string">
            <text:p>Japanese (?)</text:p>
          </table:table-cell>
          <table:table-cell table:number-columns-repeated="6"/>
        </table:table-row>
        <table:table-row table:style-name="ro3">
          <table:table-cell office:value-type="string">
            <text:p>Winking Lizard Tavern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Tree Country Bistro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Dave's Cosmic Subs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Sandwich/Sub</text:p>
          </table:table-cell>
          <table:table-cell table:number-columns-repeated="6"/>
        </table:table-row>
        <table:table-row table:style-name="ro3">
          <table:table-cell office:value-type="string">
            <text:p>Bodega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3">
          <table:table-cell office:value-type="string">
            <text:p>Guy's Pizza (Coventry)</text:p>
          </table:table-cell>
          <table:table-cell/>
          <table:table-cell office:value-type="string">
            <text:p>Coventry</text:p>
          </table:table-cell>
          <table:table-cell office:value-type="string">
            <text:p>Pizza</text:p>
          </table:table-cell>
          <table:table-cell table:number-columns-repeated="6"/>
        </table:table-row>
        <table:table-row table:style-name="ro4">
          <table:table-cell office:value-type="string">
            <text:p>Panini's (Coventry)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4">
          <table:table-cell office:value-type="string">
            <text:p>bd's Mongolian BBQ</text:p>
          </table:table-cell>
          <table:table-cell/>
          <table:table-cell office:value-type="string">
            <text:p>Coventry</text:p>
          </table:table-cell>
          <table:table-cell office:value-type="string">
            <text:p>Buffet</text:p>
          </table:table-cell>
          <table:table-cell table:number-columns-repeated="6"/>
        </table:table-row>
        <table:table-row table:style-name="ro4">
          <table:table-cell office:value-type="string">
            <text:p>Chipotle Mexican Grill</text:p>
          </table:table-cell>
          <table:table-cell/>
          <table:table-cell office:value-type="string">
            <text:p>Coventry</text:p>
          </table:table-cell>
          <table:table-cell table:number-columns-repeated="7"/>
        </table:table-row>
        <table:table-row table:style-name="ro4">
          <table:table-cell office:value-type="string">
            <text:p>KiwiSpoon</text:p>
          </table:table-cell>
          <table:table-cell/>
          <table:table-cell office:value-type="string">
            <text:p>Covent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4">
          <table:table-cell office:value-type="string">
            <text:p>Picadilly Yogurt</text:p>
          </table:table-cell>
          <table:table-cell/>
          <table:table-cell office:value-type="string">
            <text:p>Coventry</text:p>
          </table:table-cell>
          <table:table-cell office:value-type="string">
            <text:p>Desser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Golden Dragon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Cedar Lee Pub &amp; Grill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Anatolia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Best Gyro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Brennan's Colon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Dewey's Pizza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Lemon Grass Thai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Mama Joyce's Soul Food Caf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Marotta's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Mekong River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New Heights Grill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Phoenix (Cedar-Lee)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Stone Oven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Sweetie Fr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4">
          <table:table-cell office:value-type="string">
            <text:p>The Bottlehouse Brewer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Lopez on Le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Parnell’s Pub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he Tavern Company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he Social Room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Richie Chan's Chinese Restaurant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office:value-type="string">
            <text:p>Taste</text:p>
          </table:table-cell>
          <table:table-cell/>
          <table:table-cell office:value-type="string">
            <text:p>Cedar-Le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Aladdin's Eatery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Bruegger’s Bagel Bakery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Liquid Plane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Luna Bakery &amp; Cafe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The Mad Greek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Nighttown Restauran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The Fairmount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4">
          <table:table-cell office:value-type="string">
            <text:p>Zoss, the Swiss Baker</text:p>
          </table:table-cell>
          <table:table-cell/>
          <table:table-cell office:value-type="string">
            <text:p>Cedar-Fairmount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Falafal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 Pueblo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anera Brea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he Coffee House at University Circl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La Dolce Vita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Gusto! Ristorante Italiano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Indian Flam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L'Albatros Brasserie + Bar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ama Santa Restaurant and Pizzeria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axi's Bar and Grill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chelangelo's Restauran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itchell's Ice Cream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Presti's Bakery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ccent Cleveland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lgebra Tea Hous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BC the Tavern (Uptown)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ngelo's Nido Italia Ristorant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Anthony's Cafe and Deli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Blue Fig Hookah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Blue Planet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hopstick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leveland Botanical Garden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Corbo's Bakery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Guarino's Restauran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unch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Murray Hill Market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scratch pastry and cak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he Jolly Scholar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Trattoria on the Hill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4">
          <table:table-cell office:value-type="string">
            <text:p>Tropical Smoothie Cafe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Wolfgang Puck Express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Washington Place Bistro &amp; Inn</text:p>
          </table:table-cell>
          <table:table-cell/>
          <table:table-cell office:value-type="string">
            <text:p>University Circle / Little Italy</text:p>
          </table:table-cell>
          <table:table-cell table:number-columns-repeated="7"/>
        </table:table-row>
        <table:table-row table:style-name="ro3">
          <table:table-cell office:value-type="string">
            <text:p>Rascal House Pizza (University Circle)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Wilbert's Food &amp; Music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5">
          <table:table-cell office:value-type="string">
            <text:p>Phoenix (Downtown E. 9<text:span text:style-name="T1">th</text:span>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.J. Rocco's Cafe and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olossal Cupcake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Erie Island Coffe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Juji's Cafe &amp; Del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arket Cafe and Wine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usy's Soup &amp; Del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he Flaming Ice Cub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Titan Up Caf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5">
          <table:table-cell office:value-type="string">
            <text:p>Phoenix (Downtown W. 9<text:span text:style-name="T1">th</text:span>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Huron Square Del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oko Coffee &amp; Te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he Copper Moo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fé Ah Rom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fe Bon Appeti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arley Hous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lind Pig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ickwick &amp; Frolic Restauran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4">
          <table:table-cell office:value-type="string">
            <text:p>Zdar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leveland Pick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Dave's Cosmic Subs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Guy's Pizza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Noodleca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resto Sandwiche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ea House Noodle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Vincenza's Pizza &amp; Pasta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El Guero Mexican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Great Taste Chinese Restaurant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Rascal House Pizza (Downtown)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Pizza Pa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Jake's Loung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Lincoln Tap Hous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Muse at the Ritz-Carlton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Sans Souci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fe Sausalito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Tomaydo Tomahhdo Express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Winks Bar and Gril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1890 at The Arcad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21 Loung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4th Street Bar &amp;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.J. Rocco's Cafe and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Alvie's Gateway Grille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Black Dog Kitchen &amp;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arnegie Kitchen and Dining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hinato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hocolate Bar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>
          <table:table-cell office:value-type="string">
            <text:p>Clevelander Bar &amp; Grill</text:p>
          </table:table-cell>
          <table:table-cell/>
          <table:table-cell office:value-type="string">
            <text:p>Downtown</text:p>
          </table:table-cell>
          <table:table-cell table:number-columns-repeated="7"/>
        </table:table-row>
        <table:table-row table:style-name="ro3" table:number-rows-repeated="22">
          <table:table-cell table:number-columns-repeated="10"/>
        </table:table-row>
        <table:table-row table:style-name="ro3">
          <table:table-cell office:value-type="string">
            <text:p>Ohio City Burrito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4">
          <table:table-cell office:value-type="string">
            <text:p>Le Petit Triangle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3">
          <table:table-cell office:value-type="string">
            <text:p>West Side Market</text:p>
          </table:table-cell>
          <table:table-cell/>
          <table:table-cell office:value-type="string">
            <text:p>Ohio City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office:value-type="string">
            <text:p>Lolita</text:p>
          </table:table-cell>
          <table:table-cell/>
          <table:table-cell office:value-type="string">
            <text:p>Tremont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Happy Dog</text:p>
          </table:table-cell>
          <table:table-cell/>
          <table:table-cell office:value-type="string">
            <text:p>Gordon Square</text:p>
          </table:table-cell>
          <table:table-cell table:number-columns-repeated="7"/>
        </table:table-row>
        <table:table-row table:style-name="ro3">
          <table:table-cell office:value-type="string">
            <text:p>Sweet Moses</text:p>
          </table:table-cell>
          <table:table-cell/>
          <table:table-cell office:value-type="string">
            <text:p>Gordon Squar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Lakewood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Shaker Square / Larchmere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Asiatown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Kamm's Corners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North Collinwood</text:p>
          </table:table-cell>
          <table:table-cell table:number-columns-repeated="7"/>
        </table:table-row>
        <table:table-row table:style-name="ro3" table:number-rows-repeated="104838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21:07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</meta:initial-creator>
    <meta:creation-date>2013-06-08T09:56:12</meta:creation-date>
    <meta:generator>LibreOffice/4.0.2.2$Linux_X86_64 LibreOffice_project/400m0$Build-2</meta:generator>
    <dc:date>2013-06-12T00:09:33</dc:date>
    <dc:creator>Erik </dc:creator>
    <meta:editing-duration>PT5H11M50S</meta:editing-duration>
    <meta:editing-cycles>230</meta:editing-cycles>
    <meta:document-statistic meta:table-count="1" meta:cell-count="308" meta:object-count="0"/>
  </office:meta>
</office:document-meta>
</file>